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9" draw:layer="layout" svg:width="3.81cm" svg:height="1.27cm" svg:x="1.635cm" svg:y="4.345cm"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3.81cm" svg:height="1.27cm" svg:x="1.635cm" svg:y="15.805cm">
          <text:p text:style-name="P1">Vehic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3.81cm" svg:height="1.27cm" svg:x="1.77cm" svg:y="21.95cm">
          <text:p text:style-name="P1">Trai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5.715cm" svg:height="1.27cm" svg:x="8.62cm" svg:y="18.575cm">
          <text:p text:style-name="P1">Safety De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75cm" svg:height="0.635cm" svg:x="2.27cm" svg:y="6.48cm">
          <text:p text:style-name="P1"><text:span text:style-name="T1">Contact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75cm" svg:height="0.635cm" svg:x="2.27cm" svg:y="11.26cm">
          <text:p text:style-name="P1"><text:span text:style-name="T1">Driver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75cm" svg:height="0.635cm" svg:x="2.215cm" svg:y="12.9cm">
          <text:p text:style-name="P1"><text:span text:style-name="T1">Employee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75cm" svg:height="0.635cm" svg:x="2.23cm" svg:y="13.7cm">
          <text:p text:style-name="P1"><text:span text:style-name="T1">Personal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1cm" svg:height="0.635cm" svg:x="1.835cm" svg:y="17.216cm">
          <text:p text:style-name="P1"><text:span text:style-name="T1">VehicleCompany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1cm" svg:height="0.635cm" svg:x="1.836cm" svg:y="18.017cm">
          <text:p text:style-name="P1"><text:span text:style-name="T1">Vehicle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1cm" svg:height="0.635cm" svg:x="1.836cm" svg:y="18.817cm">
          <text:p text:style-name="P1"><text:span text:style-name="T1">VehicleLic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1cm" svg:height="0.635cm" svg:x="1.836cm" svg:y="19.617cm">
          <text:p text:style-name="P1"><text:span text:style-name="T1">VehicleSensit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1cm" svg:height="0.635cm" svg:x="1.836cm" svg:y="20.417cm">
          <text:p text:style-name="P1"><text:span text:style-name="T1">Vehicl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1cm" svg:height="0.635cm" svg:x="1.968cm" svg:y="23.429cm">
          <text:p text:style-name="P1"><text:span text:style-name="T1">VehicleCompany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1cm" svg:height="0.635cm" svg:x="1.969cm" svg:y="24.23cm">
          <text:p text:style-name="P1"><text:span text:style-name="T1">Vehicle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1cm" svg:height="0.635cm" svg:x="1.969cm" svg:y="25.03cm">
          <text:p text:style-name="P1"><text:span text:style-name="T1">VehicleLic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1cm" svg:height="0.635cm" svg:x="1.969cm" svg:y="25.83cm">
          <text:p text:style-name="P1"><text:span text:style-name="T1">Vehicl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5.445cm" svg:y1="16.44cm" svg:x2="11.477cm" svg:y2="18.575cm" draw:start-shape="id1" draw:start-glue-point="1" draw:end-shape="id2" draw:end-glue-point="0">
          <text:p/>
        </draw:connector>
        <draw:connector draw:style-name="gr3" draw:text-style-name="P2" draw:layer="layout" svg:x1="5.58cm" svg:y1="22.585cm" svg:x2="11.477cm" svg:y2="19.845cm" draw:start-shape="id3" draw:start-glue-point="1" draw:end-shape="id2" draw:end-glue-point="2">
          <text:p/>
        </draw:connector>
        <draw:custom-shape draw:style-name="gr1" draw:text-style-name="P2" draw:id="id5" draw:layer="layout" svg:width="3.175cm" svg:height="1.27cm" svg:x="9.89cm" svg:y="1.17cm">
          <text:p text:style-name="P1">Z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6.985cm" svg:height="1.27cm" svg:x="13.065cm" svg:y="3.075cm">
          <text:p text:style-name="P1">AlertProfileForZ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6.985cm" svg:height="1.27cm" svg:x="13.065cm" svg:y="7.85cm">
          <text:p text:style-name="P1">AlertProfileForRedFl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4.445cm" svg:height="1.27cm" svg:x="10.16cm" svg:y="10.495cm">
          <text:p text:style-name="P1">RedFl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6.35cm" svg:height="1.27cm" svg:x="7.985cm" svg:y="5.615cm">
          <text:p text:style-name="P1">AlertRecip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6.557cm" svg:y1="3.075cm" svg:x2="13.065cm" svg:y2="1.805cm" draw:start-shape="id4" draw:start-glue-point="0" draw:end-shape="id5">
          <text:p/>
        </draw:connector>
        <draw:connector draw:style-name="gr4" draw:text-style-name="P2" draw:layer="layout" svg:x1="16.557cm" svg:y1="9.12cm" svg:x2="14.605cm" svg:y2="11.13cm" draw:start-shape="id6" draw:start-glue-point="2" draw:end-shape="id7" draw:end-glue-point="1">
          <text:p/>
        </draw:connector>
        <draw:connector draw:style-name="gr4" draw:text-style-name="P2" draw:layer="layout" svg:x1="11.16cm" svg:y1="5.615cm" svg:x2="16.557cm" svg:y2="4.345cm" draw:start-shape="id8" draw:start-glue-point="0" draw:end-shape="id4" draw:end-glue-point="2">
          <text:p/>
        </draw:connector>
        <draw:connector draw:style-name="gr4" draw:text-style-name="P2" draw:layer="layout" svg:x1="11.16cm" svg:y1="6.885cm" svg:x2="13.065cm" svg:y2="8.485cm" draw:start-shape="id8" draw:start-glue-point="2" draw:end-shape="id6">
          <text:p/>
        </draw:connector>
        <draw:connector draw:style-name="gr4" draw:text-style-name="P2" draw:layer="layout" draw:line-skew="0.634cm -0.77cm" svg:x1="7.985cm" svg:y1="6.25cm" svg:x2="3.54cm" svg:y2="4.345cm" draw:start-shape="id8" draw:start-glue-point="3" draw:end-shape="id9" draw:end-glue-point="0">
          <text:p/>
        </draw:connector>
        <draw:custom-shape draw:style-name="gr1" draw:text-style-name="P1" draw:id="id10" draw:layer="layout" svg:width="3.81cm" svg:height="1.27cm" svg:x="1.635cm" svg:y="9.89cm">
          <text:p text:style-name="P1">Driver</text:p>
          <draw:enhanced-geometry svg:viewBox="0 0 21600 21600" draw:path-stretchpoint-x="10800" draw:path-stretchpoint-y="10800" draw:text-areas="?f3 ?f4 ?f5 ?f6" draw:type="round-rectangle" draw:modifiers="5030.369787568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175cm" svg:height="0.635cm" svg:x="2.27cm" svg:y="5.715cm">
          <text:p text:style-name="P1"><text:span text:style-name="T1">PortalAccess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75cm" svg:height="0.635cm" svg:x="2.27cm" svg:y="12.095cm">
          <text:p text:style-name="P1"><text:span text:style-name="T1">Contact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75cm" svg:height="0.635cm" svg:x="2.215cm" svg:y="7.301cm">
          <text:p text:style-name="P1"><text:span text:style-name="T1">Employee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75cm" svg:height="0.635cm" svg:x="2.23cm" svg:y="8.101cm">
          <text:p text:style-name="P1"><text:span text:style-name="T1">Personal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line-skew="1.487cm 0.769cm" svg:x1="3.54cm" svg:y1="15.805cm" svg:x2="5.445cm" svg:y2="10.525cm" draw:start-shape="id1" draw:start-glue-point="0" draw:end-shape="id10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Colleen Jennings</meta:initial-creator>
    <meta:creation-date>2008-10-13T11:48:03</meta:creation-date>
    <dc:creator>Colleen Jennings</dc:creator>
    <dc:date>2008-10-24T13:31:50</dc:date>
    <meta:printed-by>Colleen Jennings</meta:printed-by>
    <meta:print-date>2008-10-24T13:31:44</meta:print-date>
    <dc:language>en-US</dc:language>
    <meta:editing-cycles>4</meta:editing-cycles>
    <meta:editing-duration>PT5H52M4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